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236cm" fo:min-width="1.4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52cm" fo:min-width="1.6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03cm" fo:min-width="0.49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03cm" fo:min-width="0.49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03cm" fo:min-width="0.34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03cm" fo:min-width="0.35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03cm" fo:min-width="0.11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03cm" fo:min-width="0.11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03cm" fo:min-width="0.01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03cm" fo:min-width="0.01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2">
      <style:graphic-properties draw:fill-color="#ffffff" draw:textarea-horizontal-align="justify" draw:textarea-vertical-align="middle" draw:auto-grow-height="false" fo:min-height="2.749cm" fo:min-width="3.8cm" fo:wrap-option="no-wrap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03cm" fo:min-width="0.68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03cm" fo:min-width="0.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03cm" fo:min-width="0.49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2.8cm" svg:height="2.1cm" svg:x="25cm" svg:y="2.5cm">
          <text:p text:style-name="P1">morg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2.8cm" svg:height="2.1cm" svg:x="24.2cm" svg:y="5.8cm">
          <text:p text:style-name="P1">base-pai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cm" svg:height="1.7cm" svg:x="18.1cm" svg:y="6.4cm">
          <text:p text:style-name="P1">physic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cm" svg:height="1.7cm" svg:x="19.6cm" svg:y="4.4cm">
          <text:p text:style-name="P1">genet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cm" svg:height="1.7cm" svg:x="13.2cm" svg:y="8.1cm">
          <text:p text:style-name="P1">fe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cm" svg:height="1.7cm" svg:x="16.1cm" svg:y="1.3cm">
          <text:p text:style-name="P1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0.039cm" svg:y1="4.649cm" svg:x2="18.721cm" svg:y2="3.927cm" draw:start-shape="id1" draw:start-glue-point="5" draw:end-shape="id2" draw:end-glue-point="10" svg:d="M20039 4649l-1318-722" svg:viewBox="0 0 1319 723">
          <text:p/>
        </draw:connector>
        <draw:connector draw:style-name="gr3" draw:text-style-name="P3" draw:layer="layout" draw:type="line" svg:x1="19.6cm" svg:y1="6.4cm" svg:x2="18.561cm" svg:y2="4.1cm" draw:start-shape="id3" draw:end-shape="id2" draw:end-glue-point="8" svg:d="M19600 6400l-1039-2300" svg:viewBox="0 0 1040 2301">
          <text:p/>
        </draw:connector>
        <draw:connector draw:style-name="gr3" draw:text-style-name="P3" draw:layer="layout" draw:type="line" svg:x1="18.447cm" svg:y1="3.804cm" svg:x2="17.6cm" svg:y2="3cm" draw:start-shape="id2" draw:start-glue-point="5" draw:end-shape="id4" draw:end-glue-point="8" svg:d="M18447 3804l-847-804" svg:viewBox="0 0 848 805">
          <text:p/>
        </draw:connector>
        <draw:custom-shape draw:style-name="gr2" draw:text-style-name="P2" xml:id="id23" draw:id="id23" draw:layer="layout" svg:width="3cm" svg:height="1.7cm" svg:x="17.7cm" svg:y="10.8cm">
          <text:p text:style-name="P1">inter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3cm" svg:height="1.7cm" svg:x="11.5cm" svg:y="3.9cm">
          <text:p text:style-name="P1">QT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3.317cm" svg:y1="19.06cm" svg:x2="22.151cm" svg:y2="19.218cm" draw:start-shape="id5" draw:start-glue-point="3" svg:d="M23317 19060h-834v158h-332" svg:viewBox="0 0 1167 159">
          <text:p/>
        </draw:connector>
        <draw:connector draw:style-name="gr4" draw:text-style-name="P2" draw:layer="layout" svg:x1="26cm" svg:y1="19cm" svg:x2="25.3cm" svg:y2="19.06cm" draw:end-shape="id6" draw:end-glue-point="1" svg:d="M26000 19000h-99v60h-601" svg:viewBox="0 0 701 61">
          <text:p/>
        </draw:connector>
        <draw:g>
          <draw:custom-shape draw:style-name="gr5" draw:text-style-name="P2" xml:id="id5" draw:id="id5" draw:layer="layout" svg:width="0.991cm" svg:height="0.28cm" svg:x="23.317cm" svg:y="18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6" draw:id="id6" draw:layer="layout" svg:width="0.992cm" svg:height="0.28cm" svg:x="24.308cm" svg:y="18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16.8cm" svg:y1="8.56cm" svg:x2="16.2cm" svg:y2="8.95cm" draw:start-shape="id7" draw:start-glue-point="3" draw:end-shape="id8" draw:end-glue-point="10" svg:d="M16800 8560h-300v390h-300" svg:viewBox="0 0 601 391">
          <text:p/>
        </draw:connector>
        <draw:connector draw:style-name="gr4" draw:text-style-name="P2" draw:layer="layout" svg:x1="18.539cm" svg:y1="7.851cm" svg:x2="18.5cm" svg:y2="8.56cm" draw:start-shape="id3" draw:start-glue-point="7" draw:end-shape="id9" draw:end-glue-point="1" svg:d="M18539 7851v709h-39" svg:viewBox="0 0 40 710">
          <text:p/>
        </draw:connector>
        <draw:g>
          <draw:custom-shape draw:style-name="gr7" draw:text-style-name="P2" xml:id="id7" draw:id="id7" draw:layer="layout" svg:width="0.849cm" svg:height="0.28cm" svg:x="16.8cm" svg:y="8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9" draw:id="id9" draw:layer="layout" svg:width="0.851cm" svg:height="0.28cm" svg:x="17.649cm" svg:y="8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15.9cm" svg:y1="5.16cm" svg:x2="14.5cm" svg:y2="4.75cm" draw:start-shape="id10" draw:start-glue-point="3" draw:end-shape="id11" draw:end-glue-point="10" svg:d="M15900 5160h-700v-410h-700" svg:viewBox="0 0 1401 411">
          <text:p/>
        </draw:connector>
        <draw:connector draw:style-name="gr4" draw:text-style-name="P2" draw:layer="layout" svg:x1="19.6cm" svg:y1="5.25cm" svg:x2="17.6cm" svg:y2="5.16cm" draw:start-shape="id1" draw:start-glue-point="6" draw:end-shape="id12" draw:end-glue-point="1" svg:d="M19600 5250h-1000v-90h-1000" svg:viewBox="0 0 2001 91">
          <text:p/>
        </draw:connector>
        <draw:g>
          <draw:custom-shape draw:style-name="gr7" draw:text-style-name="P2" xml:id="id10" draw:id="id10" draw:layer="layout" svg:width="0.849cm" svg:height="0.28cm" svg:x="15.9cm" svg:y="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12" draw:id="id12" draw:layer="layout" svg:width="0.851cm" svg:height="0.28cm" svg:x="16.749cm" svg:y="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11.8cm" svg:y1="2.66cm" svg:x2="7.5cm" svg:y2="7.7cm" draw:start-shape="id13" draw:start-glue-point="3" draw:end-shape="id14" draw:end-glue-point="4" svg:d="M11800 2660h-4300v5040" svg:viewBox="0 0 4301 5041">
          <text:p/>
        </draw:connector>
        <draw:connector draw:style-name="gr4" draw:text-style-name="P2" draw:layer="layout" svg:x1="16.1cm" svg:y1="2.15cm" svg:x2="13.5cm" svg:y2="2.66cm" draw:start-shape="id4" draw:start-glue-point="6" draw:end-shape="id15" draw:end-glue-point="1" svg:d="M16100 2150h-1300v510h-1300" svg:viewBox="0 0 2601 511">
          <text:p/>
        </draw:connector>
        <draw:g>
          <draw:custom-shape draw:style-name="gr7" draw:text-style-name="P2" xml:id="id13" draw:id="id13" draw:layer="layout" svg:width="0.849cm" svg:height="0.28cm" svg:x="11.8cm" svg:y="2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15" draw:id="id15" draw:layer="layout" svg:width="0.851cm" svg:height="0.28cm" svg:x="12.649cm" svg:y="2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26.216cm" svg:y1="9.856cm" svg:x2="24.9cm" svg:y2="10.4cm" draw:start-shape="id16" draw:start-glue-point="3" svg:d="M26216 9856v523h-1316v21" svg:viewBox="0 0 1317 545">
          <text:p/>
        </draw:connector>
        <draw:connector draw:style-name="gr4" draw:text-style-name="P2" draw:layer="layout" svg:x1="25.6cm" svg:y1="7.9cm" svg:x2="26.216cm" svg:y2="8.623cm" draw:start-shape="id17" draw:start-glue-point="8" draw:end-shape="id18" draw:end-glue-point="1" svg:d="M25600 7900v362h616v361" svg:viewBox="0 0 617 724">
          <text:p/>
        </draw:connector>
        <draw:g>
          <draw:custom-shape draw:style-name="gr9" draw:text-style-name="P2" xml:id="id16" draw:id="id16" draw:layer="layout" svg:width="0.616cm" svg:height="0.28cm" draw:transform="rotate (1.5707963267949) translate (26.076cm 9.8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xml:id="id18" draw:id="id18" draw:layer="layout" svg:width="0.617cm" svg:height="0.28cm" draw:transform="rotate (1.5707963267949) translate (26.076cm 9.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23.967cm" svg:y1="4.805cm" svg:x2="22.6cm" svg:y2="5.25cm" draw:start-shape="id19" draw:start-glue-point="3" draw:end-shape="id1" draw:end-glue-point="10" svg:d="M23967 4805h-683v445h-684" svg:viewBox="0 0 1368 446">
          <text:p/>
        </draw:connector>
        <draw:connector draw:style-name="gr4" draw:text-style-name="P2" draw:layer="layout" svg:x1="25.41cm" svg:y1="4.293cm" svg:x2="25cm" svg:y2="4.805cm" draw:start-shape="id20" draw:start-glue-point="7" draw:end-shape="id21" draw:end-glue-point="1" svg:d="M25410 4293v512h-410" svg:viewBox="0 0 411 513">
          <text:p/>
        </draw:connector>
        <draw:g>
          <draw:custom-shape draw:style-name="gr11" draw:text-style-name="P2" xml:id="id19" draw:id="id19" draw:layer="layout" svg:width="0.516cm" svg:height="0.28cm" svg:x="23.967cm" svg:y="4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xml:id="id21" draw:id="id21" draw:layer="layout" svg:width="0.517cm" svg:height="0.28cm" svg:x="24.483cm" svg:y="4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15.9cm" svg:y1="10.04cm" svg:x2="15.761cm" svg:y2="9.551cm" draw:start-shape="id22" draw:start-glue-point="3" draw:end-shape="id8" draw:end-glue-point="9" svg:d="M15900 10040h-139v-489" svg:viewBox="0 0 140 490">
          <text:p/>
        </draw:connector>
        <draw:connector draw:style-name="gr4" draw:text-style-name="P2" draw:layer="layout" svg:x1="19.2cm" svg:y1="10.8cm" svg:x2="17.883cm" svg:y2="10.04cm" draw:start-shape="id23" draw:start-glue-point="4" draw:end-shape="id24" draw:end-glue-point="1" svg:d="M19200 10800v-760h-1317" svg:viewBox="0 0 1318 761">
          <text:p/>
        </draw:connector>
        <draw:g>
          <draw:custom-shape draw:style-name="gr5" draw:text-style-name="P2" xml:id="id22" draw:id="id22" draw:layer="layout" svg:width="0.991cm" svg:height="0.28cm" svg:x="15.9cm" svg:y="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24" draw:id="id24" draw:layer="layout" svg:width="0.992cm" svg:height="0.28cm" svg:x="16.891cm" svg:y="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20.6cm" svg:y1="10.66cm" svg:x2="20.261cm" svg:y2="11.049cm" draw:start-shape="id25" draw:start-glue-point="3" draw:end-shape="id23" draw:end-glue-point="11" svg:d="M20600 10660h-339v389" svg:viewBox="0 0 340 390">
          <text:p/>
        </draw:connector>
        <draw:connector draw:style-name="gr4" draw:text-style-name="P2" draw:layer="layout" svg:x1="22.9cm" svg:y1="10.55cm" svg:x2="22.583cm" svg:y2="10.66cm" draw:start-shape="id26" draw:start-glue-point="6" draw:end-shape="id27" draw:end-glue-point="1" svg:d="M22900 10550h-158v110h-159" svg:viewBox="0 0 318 111">
          <text:p/>
        </draw:connector>
        <draw:g>
          <draw:custom-shape draw:style-name="gr5" draw:text-style-name="P2" xml:id="id25" draw:id="id25" draw:layer="layout" svg:width="0.991cm" svg:height="0.28cm" svg:x="20.6cm" svg:y="10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27" draw:id="id27" draw:layer="layout" svg:width="0.992cm" svg:height="0.28cm" svg:x="21.591cm" svg:y="10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2" xml:id="id2" draw:id="id2" draw:layer="layout" svg:width="0.321cm" svg:height="0.346cm" svg:x="18.4cm" svg:y="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3cm" svg:height="1.7cm" svg:x="22.9cm" svg:y="9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3cm" svg:height="1.7cm" svg:x="23.1cm" svg:y="12.9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1.4cm" svg:y1="12.56cm" svg:x2="20.261cm" svg:y2="12.251cm" draw:start-shape="id28" draw:start-glue-point="3" draw:end-shape="id23" draw:end-glue-point="9" svg:d="M21400 12560h-1139v-309" svg:viewBox="0 0 1140 310">
          <text:p/>
        </draw:connector>
        <draw:connector draw:style-name="gr4" draw:text-style-name="P2" draw:layer="layout" svg:x1="24.6cm" svg:y1="12.9cm" svg:x2="23.383cm" svg:y2="12.56cm" draw:start-shape="id29" draw:start-glue-point="4" draw:end-shape="id30" draw:end-glue-point="1" svg:d="M24600 12900v-340h-1217" svg:viewBox="0 0 1218 341">
          <text:p/>
        </draw:connector>
        <draw:g>
          <draw:custom-shape draw:style-name="gr5" draw:text-style-name="P2" xml:id="id28" draw:id="id28" draw:layer="layout" svg:width="0.991cm" svg:height="0.28cm" svg:x="21.4cm" svg:y="12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0" draw:id="id30" draw:layer="layout" svg:width="0.992cm" svg:height="0.28cm" svg:x="22.391cm" svg:y="12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27.54cm" svg:y1="11.783cm" svg:x2="25.661cm" svg:y2="13.149cm" draw:start-shape="id31" draw:start-glue-point="3" draw:end-shape="id29" draw:end-glue-point="11" svg:d="M27540 11783v559h-1879v807" svg:viewBox="0 0 1880 1367">
          <text:p/>
        </draw:connector>
        <draw:connector draw:style-name="gr4" draw:text-style-name="P2" draw:layer="layout" svg:x1="27cm" svg:y1="6.85cm" svg:x2="27.54cm" svg:y2="9.8cm" draw:start-shape="id17" draw:start-glue-point="10" draw:end-shape="id32" draw:end-glue-point="1" svg:d="M27000 6850h563v2001h-23v949" svg:viewBox="0 0 564 2951">
          <text:p/>
        </draw:connector>
        <draw:g>
          <draw:custom-shape draw:style-name="gr5" draw:text-style-name="P2" xml:id="id31" draw:id="id31" draw:layer="layout" svg:width="0.991cm" svg:height="0.28cm" draw:transform="rotate (1.5707963267949) translate (27.4cm 11.7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2" draw:id="id32" draw:layer="layout" svg:width="0.992cm" svg:height="0.28cm" draw:transform="rotate (1.5707963267949) translate (27.4cm 10.7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5" draw:layer="layout" svg:width="4.3cm" svg:height="2.999cm" svg:x="6.1cm" svg:y="11.101cm">
          <text:list text:style-name="L2">
            <text:list-item>
              <text:p text:style-name="P4">name (alias)</text:p>
            </text:list-item>
            <text:list-item>
              <text:p text:style-name="P4">attributes</text:p>
            </text:list-item>
            <text:list-item>
              <text:p text:style-name="P4">Link to defn,</text:p>
              <text:p text:style-name="P4">flanking sequence</text:p>
            </text:list-item>
            <text:list-item>
              <text:p text:style-name="P4"/>
            </text:list-item>
          </text:list>
          <draw:enhanced-geometry svg:viewBox="0 0 21600 21600" draw:mirror-horizontal="true" draw:type="line-callout-2" draw:modifiers="-14102.0227853987 -12722.4 -4420.8 4104 -1250.49988374797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2" xml:id="id14" draw:id="id14" draw:layer="layout" svg:width="2.8cm" svg:height="2.1cm" svg:x="6.1cm" svg:y="7.7cm">
          <text:p text:style-name="P1">tags :</text:p>
          <text:p text:style-name="P1">gene, ex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266cm" svg:y1="9.04cm" svg:x2="8.9cm" svg:y2="8.75cm" draw:start-shape="id33" draw:start-glue-point="3" draw:end-shape="id14" draw:end-glue-point="10" svg:d="M10266 9040h-617v-290h-749" svg:viewBox="0 0 1367 291">
          <text:p/>
        </draw:connector>
        <draw:connector draw:style-name="gr4" draw:text-style-name="P2" draw:layer="layout" svg:x1="13.2cm" svg:y1="8.95cm" svg:x2="12.249cm" svg:y2="9.04cm" draw:start-shape="id8" draw:start-glue-point="6" draw:end-shape="id34" draw:end-glue-point="1" svg:d="M13200 8950h-475v90h-476" svg:viewBox="0 0 952 91">
          <text:p/>
        </draw:connector>
        <draw:g>
          <draw:custom-shape draw:style-name="gr5" draw:text-style-name="P2" xml:id="id33" draw:id="id33" draw:layer="layout" svg:width="0.991cm" svg:height="0.28cm" svg:x="10.266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4" draw:id="id34" draw:layer="layout" svg:width="0.992cm" svg:height="0.28cm" svg:x="11.257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15.617cm" svg:y1="6.14cm" svg:x2="15.761cm" svg:y2="8.349cm" draw:start-shape="id35" draw:start-glue-point="3" draw:end-shape="id8" draw:end-glue-point="11" svg:d="M15617 6140h-502v1097h646v1112" svg:viewBox="0 0 647 2210">
          <text:p/>
        </draw:connector>
        <draw:connector draw:style-name="gr4" draw:text-style-name="P2" draw:layer="layout" draw:type="line" svg:x1="19.6cm" svg:y1="5.25cm" svg:x2="17.6cm" svg:y2="6.14cm" draw:start-shape="id1" draw:start-glue-point="6" draw:end-shape="id36" draw:end-glue-point="1" svg:d="M19600 5250l-2000 890" svg:viewBox="0 0 2001 891">
          <text:p/>
        </draw:connector>
        <draw:g>
          <draw:custom-shape draw:style-name="gr15" draw:text-style-name="P6" xml:id="id35" draw:id="id35" draw:layer="layout" svg:width="1.183cm" svg:height="0.28cm" svg:x="15.617cm" svg:y="6cm">
            <text:p text:style-name="P1"><text:span text:style-name="T1">par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xml:id="id36" draw:id="id36" draw:layer="layout" svg:width="0.8cm" svg:height="0.28cm" svg:x="16.8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16.717cm" svg:y1="13.46cm" svg:x2="17.7cm" svg:y2="11.65cm" draw:start-shape="id37" draw:start-glue-point="3" draw:end-shape="id23" draw:end-glue-point="6" svg:d="M16717 13460h-662v-1810h1645" svg:viewBox="0 0 1646 1811">
          <text:p/>
        </draw:connector>
        <draw:connector draw:style-name="gr4" draw:text-style-name="P2" draw:layer="layout" svg:x1="19.2cm" svg:y1="12.5cm" svg:x2="18.7cm" svg:y2="13.46cm" draw:start-shape="id23" draw:start-glue-point="8" draw:end-shape="id38" draw:end-glue-point="1" svg:d="M19200 12500v960h-500" svg:viewBox="0 0 501 961">
          <text:p/>
        </draw:connector>
        <draw:g>
          <draw:custom-shape draw:style-name="gr17" draw:text-style-name="P6" xml:id="id37" draw:id="id37" draw:layer="layout" svg:width="0.991cm" svg:height="0.28cm" svg:x="16.717cm" svg:y="13.32cm">
            <text:p text:style-name="P1"><text:span text:style-name="T1">sub-</text:span></text:p>
            <text:p text:style-name="P1"><text:span text:style-name="T1">inter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8" draw:id="id38" draw:layer="layout" svg:width="0.992cm" svg:height="0.28cm" svg:x="17.708cm" svg:y="13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2" draw:layer="layout" svg:x1="13.5cm" svg:y1="12.36cm" svg:x2="13.639cm" svg:y2="9.551cm" draw:start-shape="id39" draw:start-glue-point="3" draw:end-shape="id8" draw:end-glue-point="7" svg:d="M13500 12360h-664v-1477h803v-1332" svg:viewBox="0 0 804 2810">
          <text:p/>
        </draw:connector>
        <draw:connector draw:style-name="gr4" draw:text-style-name="P2" draw:layer="layout" svg:x1="14.7cm" svg:y1="9.8cm" svg:x2="15.483cm" svg:y2="12.36cm" draw:start-shape="id8" draw:start-glue-point="8" draw:end-shape="id40" draw:end-glue-point="1" svg:d="M14700 9800v1211h1284v1349h-501" svg:viewBox="0 0 1285 2561">
          <text:p/>
        </draw:connector>
        <draw:g>
          <draw:custom-shape draw:style-name="gr17" draw:text-style-name="P6" xml:id="id39" draw:id="id39" draw:layer="layout" svg:width="0.991cm" svg:height="0.28cm" svg:x="13.5cm" svg:y="12.22cm">
            <text:p text:style-name="P1"><text:span text:style-name="T1">sub-</text:span></text:p>
            <text:p text:style-name="P1"><text:span text:style-name="T1">fe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40" draw:id="id40" draw:layer="layout" svg:width="0.992cm" svg:height="0.28cm" svg:x="14.491cm" svg:y="12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3cm" svg:height="1.7cm" svg:x="12.9cm" svg:y="6.1cm">
          <text:p text:style-name="P1">linkage</text:p>
          <text:p text:style-name="P1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1.7cm" svg:x="23.101cm" svg:y="12.901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3:47:25.077102777</meta:creation-date>
    <dc:date>2017-11-27T15:32:29.313505172</dc:date>
    <meta:editing-duration>PT20M33S</meta:editing-duration>
    <meta:editing-cycles>3</meta:editing-cycles>
    <meta:generator>LibreOffice/5.2.2.2$Linux_X86_64 LibreOffice_project/20m0$Build-2</meta:generator>
    <meta:document-statistic meta:object-count="88"/>
  </office:meta>
</office:document-meta>
</file>